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4" table:default-cell-style-name="ce1"/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78" calcext:value-type="float">
            <text:p>-7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78" calcext:value-type="float">
            <text:p>-78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6" calcext:value-type="float">
            <text:p>-96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92" calcext:value-type="float">
            <text:p>-92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96" calcext:value-type="float">
            <text:p>-96</text:p>
          </table:table-cell>
          <table:table-cell table:number-columns-repeated="1021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021"/>
        </table:table-row>
        <table:table-row table:style-name="ro1">
          <table:table-cell office:value-type="float" office:value="-94" calcext:value-type="float">
            <text:p>-94</text:p>
          </table:table-cell>
          <table:table-cell table:number-columns-repeated="1022"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22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92" calcext:value-type="float">
            <text:p>-92</text:p>
          </table:table-cell>
          <table:table-cell table:number-columns-repeated="1021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1022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78" calcext:value-type="float">
            <text:p>-78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4" calcext:value-type="float">
            <text:p>-94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78" calcext:value-type="float">
            <text:p>-78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 table:number-columns-repeated="1020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table:number-columns-repeated="1021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84" calcext:value-type="float">
            <text:p>-84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0484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21:54:46.444365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01:12:33.953902748</meta:creation-date>
    <dc:date>2019-07-06T21:55:43.187519572</dc:date>
    <meta:editing-duration>PT10M8S</meta:editing-duration>
    <meta:editing-cycles>6</meta:editing-cycles>
    <meta:generator>LibreOffice/5.1.6.2$Linux_X86_64 LibreOffice_project/10m0$Build-2</meta:generator>
    <meta:document-statistic meta:table-count="1" meta:cell-count="56" meta:object-count="0"/>
  </office:meta>
</office:document-meta>
</file>